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tyle:font-face style:name="Helvetica" svg:font-family="Helvetica, Arial, sans-serif"/>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text-properties fo:font-size="12pt" style:font-size-asian="12pt" style:font-size-complex="12pt"/>
    </style:style>
    <style:style style:name="P3" style:family="paragraph" style:parent-style-name="Standard" style:list-style-name="L5"/>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top="0.0693in" fo:margin-bottom="0in" fo:line-height="100%" fo:background-color="#ffffff">
        <style:background-image/>
      </style:paragraph-properties>
    </style:style>
    <style:style style:name="P6" style:family="paragraph" style:parent-style-name="Standard">
      <style:paragraph-properties fo:margin-top="0.05in" fo:margin-bottom="0in" fo:line-height="100%" fo:background-color="#ffffff">
        <style:background-image/>
      </style:paragraph-properties>
    </style:style>
    <style:style style:name="P7" style:family="paragraph" style:parent-style-name="Standard">
      <style:paragraph-properties fo:margin-top="0.0835in" fo:margin-bottom="0.0835in" fo:line-height="100%" fo:background-color="#ffffff">
        <style:background-image/>
      </style:paragraph-properties>
    </style:style>
    <style:style style:name="P8" style:family="paragraph" style:parent-style-name="Standard">
      <style:paragraph-properties fo:margin-top="0.0835in" fo:margin-bottom="0.0835in" fo:line-height="100%" fo:background-color="#ffffff">
        <style:background-image/>
      </style:paragraph-properties>
      <style:text-properties fo:font-size="12pt" style:font-size-asian="12pt" style:font-size-complex="12pt"/>
    </style:style>
    <style:style style:name="P9" style:family="paragraph" style:parent-style-name="Standard">
      <style:paragraph-properties fo:margin-top="0.0835in" fo:margin-bottom="0.0835in" fo:line-height="100%" fo:background-color="#ffffff">
        <style:background-image/>
      </style:paragraph-properties>
      <style:text-properties fo:color="#000000" style:font-name="Arial1" fo:font-size="12pt" style:font-size-asian="12pt" style:font-name-complex="Arial2" style:font-size-complex="12pt"/>
    </style:style>
    <style:style style:name="P10" style:family="paragraph" style:parent-style-name="Standard">
      <style:paragraph-properties fo:margin-top="0.0835in" fo:margin-bottom="0.0835in" fo:line-height="100%" fo:background-color="#ffffff">
        <style:background-image/>
      </style:paragraph-properties>
      <style:text-properties fo:font-size="14pt" fo:font-weight="bold" style:font-size-asian="14pt" style:font-weight-asian="bold" style:font-size-complex="14pt"/>
    </style:style>
    <style:style style:name="P11" style:family="paragraph" style:parent-style-name="Standard" style:list-style-name="L3">
      <style:paragraph-properties fo:margin-top="0.0835in" fo:margin-bottom="0.0835in" fo:line-height="100%" fo:background-color="#ffffff">
        <style:background-image/>
      </style:paragraph-properties>
      <style:text-properties fo:font-size="14pt" fo:font-weight="bold" style:font-size-asian="14pt" style:font-weight-asian="bold" style:font-size-complex="14pt"/>
    </style:style>
    <style:style style:name="P12" style:family="paragraph" style:parent-style-name="Standard">
      <style:paragraph-properties fo:margin-top="0.0835in" fo:margin-bottom="0.0835in" fo:line-height="100%" fo:background-color="#ffffff">
        <style:background-image/>
      </style:paragraph-properties>
      <style:text-properties fo:font-size="14pt" fo:font-weight="normal" style:font-size-asian="14pt" style:font-weight-asian="normal" style:font-size-complex="14pt" style:font-weight-complex="normal"/>
    </style:style>
    <style:style style:name="P13" style:family="paragraph" style:parent-style-name="Standard" style:master-page-name="Standard">
      <style:paragraph-properties style:page-number="auto"/>
    </style:style>
    <style:style style:name="P14" style:family="paragraph" style:parent-style-name="Heading_20_3">
      <style:paragraph-properties fo:margin-top="0.05in" fo:margin-bottom="0in" fo:background-color="#ffffff">
        <style:background-image/>
      </style:paragraph-properties>
    </style:style>
    <style:style style:name="T1" style:family="text">
      <style:text-properties fo:font-size="20pt" fo:font-weight="bold" style:font-size-asian="20pt" style:font-weight-asian="bold" style:font-size-complex="20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bold"/>
    </style:style>
    <style:style style:name="T9"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10" style:family="text">
      <style:text-properties fo:color="#000000" style:font-name="Arial1" fo:font-size="12pt" style:font-size-asian="12pt" style:font-name-complex="Arial2" style:font-size-complex="12pt"/>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style:font-weight-complex="bold"/>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variant="normal" fo:text-transform="none" fo:color="#222222" fo:font-size="11pt" fo:letter-spacing="normal" style:font-size-asian="11pt" style:font-size-complex="11pt"/>
    </style:style>
    <style:style style:name="T17" style:family="text">
      <style:text-properties fo:font-variant="normal" fo:text-transform="none" fo:color="#222222" fo:font-size="11pt" fo:letter-spacing="normal" fo:font-weight="bold" style:font-size-asian="11pt" style:font-weight-asian="bold" style:font-size-complex="11pt"/>
    </style:style>
    <style:style style:name="T18" style:family="text">
      <style:text-properties fo:font-variant="normal" fo:text-transform="none" fo:color="#222222" fo:font-size="11pt" fo:letter-spacing="normal" fo:font-weight="normal" style:font-size-asian="11pt" style:font-weight-asian="normal" style:font-size-complex="11pt" style:font-weight-complex="normal"/>
    </style:style>
    <style:style style:name="T19" style:family="text">
      <style:text-properties fo:font-variant="normal" fo:text-transform="none" fo:color="#00008b"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2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fo:font-size="12pt" fo:letter-spacing="normal" fo:font-style="normal"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49"/><text:span text:style-name="T1">Minio Server Documentation</text:span></text:p>
      <text:p text:style-name="P1"/>
      <text:p text:style-name="Standard"><text:span text:style-name="T2">Introduction to Minio:</text:span></text:p>
      <text:p text:style-name="P2">Minio is a High performance and distributed object storage server designed for large-scale private cloud infrastructure and founded by Anand Babu Periasamy and Garima Kapoor and Harshavardhana in November 2014, Minio a prime developer of Minio cloud Storage stack Minio is cloud storage and released under Apache License v2, compatible with Amazon s3</text:p>
      <text:p text:style-name="P2">Minio is best suited for storing unstructured data such as photos, videos, log files, backups and container / VM images. Size of an object can range from a few KB's to a maximum of 5TB</text:p>
      <text:p text:style-name="P2"/>
      <text:p text:style-name="Standard"><text:span text:style-name="T2">Advantages of Minio:</text:span></text:p>
      <text:p text:style-name="P2">Some of the advantages with Minio on the edge of the data center talking to AWS S3 are:</text:p>
      <text:p text:style-name="Standard"><text:span text:style-name="T5">Faster Response Time</text:span><text:span text:style-name="T4">: The data generated by the applications are cached inside the network, providing a faster response time. This helps provide a superior user experience to the end users while also taking advantage of Amazon cloud service for the storage needs</text:span></text:p>
      <text:p text:style-name="Standard"><text:span text:style-name="T5">Cost Savings</text:span><text:span text:style-name="T4">: Applications generate tons of smaller files which are saved by Minio servers at the edge of the private cloud. These files are collated into one big file and moved to AWS S3 for storage. This allows organizations to optimize the storage costs and bandwidth costs much better than an on-premise application talking directly to AWS S3</text:span></text:p>
      <text:p text:style-name="P5"><text:span text:style-name="T5">Handling Cloud Failures</text:span><text:span text:style-name="T4">: The key to success in the cloud comes from how applications are designed to handle the cloud failures. Suppose if AWS S3 goes down (which has happened in the past), applications should be able to handle these outages gracefully without failing completely. One way to ensure this is by using Minio at the edge of the private cloud and tapping into its caching feature to ensure application availability. When the cloud service becomes available, Minio client will back up the data to AWS S3. Application resiliency is at the heart of modern enterprises and Minio provides an option to developers to ensure this resiliency</text:span></text:p>
      <text:p text:style-name="P2"/>
      <text:p text:style-name="P2"/>
      <text:p text:style-name="P2"/>
      <text:p text:style-name="Standard"><text:soft-page-break/><text:span text:style-name="T2"/></text:p>
      <text:p text:style-name="Standard"><text:span text:style-name="T2">Minio cloud storage stack:</text:span></text:p>
      <text:h text:style-name="P6" text:outline-level="3"><text:span text:style-name="T9">Minio Client:</text:span></text:h>
      <text:p text:style-name="P7"><text:span text:style-name="T4">Minio Client provides a modern alternative to UNIX commands like ls, cat, cp, mirror, diff etc. It supports file-systems and Amazon S3 compatible cloud storage service </text:span></text:p>
      <text:p text:style-name="P7"><text:span text:style-name="T4">Minio Client is supported on Linux, Mac and Windows platforms. It is production ready to use.</text:span></text:p>
      <text:p text:style-name="P8"/>
      <text:list xml:id="list2469799158499617074" text:style-name="Outline">
        <text:list-item>
          <text:list>
            <text:list-item>
              <text:list>
                <text:list-item>
                  <text:h text:style-name="P14" text:outline-level="3"><text:span text:style-name="T10">Minio Client SDK:</text:span></text:h>
                </text:list-item>
              </text:list>
            </text:list-item>
          </text:list>
        </text:list-item>
      </text:list>
      <text:p text:style-name="P7"><text:span text:style-name="T4">Minio Client SDK provides simple API to access any Amazon S3 compatible object storage server. Minio Client SDK is currently available for Go, Java, Python, JavaScript.</text:span></text:p>
      <text:p text:style-name="P8"/>
      <text:p text:style-name="P9"/>
      <text:p text:style-name="P7"><text:span text:style-name="T2">How to install Minio Client in Windows:</text:span></text:p>
      <text:p text:style-name="P10"/>
      <text:p text:style-name="P10"><text:s text:c="2"/><text:span text:style-name="T13">Step 1 :</text:span></text:p>
      <text:p text:style-name="P10"><text:span text:style-name="T13"><text:s text:c="7"/></text:span><text:span text:style-name="T15"><text:s/>Download the Minio for windows from <text:s/></text:span><text:a xlink:type="simple" xlink:href="http://www.minio.io.com/" text:style-name="Internet_20_link" text:visited-style-name="Visited_20_Internet_20_Link"><text:span text:style-name="T15">www.minio.io.com</text:span></text:a><text:span text:style-name="T15"> website <text:s/></text:span></text:p>
      <text:p text:style-name="P12"><text:span text:style-name="T13"><text:s text:c="8"/>URL for minio windows download : </text:span></text:p>
      <text:p text:style-name="P10"><text:span text:style-name="T15"><text:s text:c="8"/></text:span><text:a xlink:type="simple" xlink:href="https://www.minio.io/downloads.html#download-server-windows" text:style-name="Internet_20_link" text:visited-style-name="Visited_20_Internet_20_Link"><text:span text:style-name="T15">https://www.minio.io/downloads.html#download-server-windows</text:span></text:a><text:span text:style-name="T15"> </text:span></text:p>
      <text:p text:style-name="P10"><text:span text:style-name="T13"/></text:p>
      <text:p text:style-name="P10"><text:span text:style-name="T13"><text:s text:c="2"/>Step 2:</text:span></text:p>
      <text:p text:style-name="P7"><text:span text:style-name="T14"><text:s text:c="4"/></text:span><text:span text:style-name="T15">create a directory for the application <text:s/>for example <text:s/>“ </text:span><text:span text:style-name="T18">E:\minio\ ” <text:s/>and create a directory for the data <text:s/>for example <text:s/>“ E:\minio-data\ ” <text:s/>in our local computer</text:span></text:p>
      <text:p text:style-name="P7"><text:span text:style-name="T17"/></text:p>
      <text:p text:style-name="P7"><text:span text:style-name="T17">Step3:</text:span></text:p>
      <text:p text:style-name="P7"><text:span text:style-name="T17"><text:s text:c="2"/></text:span><text:span text:style-name="T18"><text:s/>Installation using command prompt <text:s/>open the command prompt with administration console </text:span></text:p>
      <text:p text:style-name="P7"><text:span text:style-name="T18"><text:s text:c="3"/>go to the application directory <text:s/>with “ C: &gt; cd </text:span><text:a xlink:type="simple" xlink:href="file:///E:/minio" text:style-name="Internet_20_link" text:visited-style-name="Visited_20_Internet_20_Link">E:\minio</text:a><text:span text:style-name="T18"> ” command and now cursor point to </text:span></text:p>
      <text:p text:style-name="P7"><text:span text:style-name="T18"><text:s text:c="3"/>“ </text:span><text:a xlink:type="simple" xlink:href="file:///D:/minio" text:style-name="Internet_20_link" text:visited-style-name="Visited_20_Internet_20_Link">D:\minio</text:a><text:span text:style-name="T18">&gt; “ and to install <text:s/>the minio server, <text:s/>type <text:s/>“ </text:span><text:a xlink:type="simple" xlink:href="file:///D:/minio" text:style-name="Internet_20_link" text:visited-style-name="Visited_20_Internet_20_Link">D:\minio</text:a><text:span text:style-name="T18"> &gt; minio.exe <text:s/>server <text:s text:c="2"/></text:span><text:a xlink:type="simple" xlink:href="file:///E:/minio-data" text:style-name="Internet_20_link" text:visited-style-name="Visited_20_Internet_20_Link">E:\minio-data</text:a><text:span text:style-name="T18"> “</text:span></text:p>
      <text:p text:style-name="P7"><text:span text:style-name="T18"><text:s text:c="3"/>and press <text:s/>Enter the minio server start at the time of install and we can able to get the <text:s/>1)Access Key </text:span></text:p>
      <text:p text:style-name="P7"><text:span text:style-name="T18"><text:s text:c="3"/>and 2)Security Key from the command prompt it self note down the access key and security key for</text:span></text:p>
      <text:p text:style-name="P7"><text:span text:style-name="T18"><text:s text:c="3"/>web interface login</text:span></text:p>
      <text:p text:style-name="P7"><text:span text:style-name="T18"><text:s text:c="3"/></text:span></text:p>
      <text:p text:style-name="P7"><text:span text:style-name="T17"/></text:p>
      <text:p text:style-name="P10"><text:soft-page-break/><text:s/><text:span text:style-name="T12">How to use the minio server using web interface: </text:span></text:p>
      <text:p text:style-name="P10"><text:span text:style-name="T12"/></text:p>
      <text:p text:style-name="P10"><text:span text:style-name="T12"><text:s text:c="2"/>step 1:</text:span></text:p>
      <text:p text:style-name="P10"><text:span text:style-name="T12"><text:s text:c="6"/></text:span><text:span text:style-name="T7">go the browser and type “ </text:span><text:a xlink:type="simple" xlink:href="http://127.0.0.1:9000/minio/login" text:style-name="Internet_20_link" text:visited-style-name="Visited_20_Internet_20_Link"><text:span text:style-name="T7">http://127.0.0.1:9000/minio/login</text:span></text:a><text:span text:style-name="T7"> “ and you can able to see a </text:span></text:p>
      <text:p text:style-name="P10"><text:span text:style-name="T7"><text:s text:c="6"/>user interface page for minio. Enter the Access Key and Security Key which we got while </text:span></text:p>
      <text:p text:style-name="P10"><text:span text:style-name="T7"><text:s text:c="6"/>installation of minio server</text:span></text:p>
      <text:p text:style-name="P10"><text:span text:style-name="T7"><text:s text:c="2"/></text:span><text:span text:style-name="T12">step 2:</text:span></text:p>
      <text:p text:style-name="P10"><text:span text:style-name="T7"><text:s text:c="6"/>Now you will be in landing page <text:s/>and now we want to create a bucket to store files in that</text:span></text:p>
      <text:p text:style-name="P10"><text:span text:style-name="T7"><text:s text:c="6"/>bucket for storing , click on the red plus sign button in the right part of web page <text:s/>and click </text:span></text:p>
      <text:p text:style-name="P10"><text:span text:style-name="T7"><text:s text:c="6"/>create bucket and enter <text:s/>bucket name TEST <text:s/>and press Enter and Now refresh the browser </text:span></text:p>
      <text:p text:style-name="P10"><text:span text:style-name="T7"><text:s text:c="6"/>and make sure you are in “TEST “ <text:s/>bucket . </text:span></text:p>
      <text:p text:style-name="P10"><text:span text:style-name="T12"><text:s/>Step 3:</text:span></text:p>
      <text:p text:style-name="P10"><text:span text:style-name="T8"><text:s text:c="7"/></text:span><text:span text:style-name="T7">Now we are in Test bucket and upload a file into the bucket by <text:s/>clicking on red plus</text:span></text:p>
      <text:p text:style-name="P10"><text:span text:style-name="T7"><text:s text:c="7"/>symbol and you can find a option to upload file and upload any <text:s/>file into the bucket <text:s/></text:span></text:p>
      <text:p text:style-name="P10"><text:span text:style-name="T7"><text:s text:c="7"/>Now the file was successfully uploaded to the “ E:\minio-data\test\ ” directory</text:span></text:p>
      <text:p text:style-name="P10"><text:span text:style-name="T7"/></text:p>
      <text:p text:style-name="P10"><text:span text:style-name="T7"><text:s text:c="2"/></text:span><text:span text:style-name="T12">Accessing Files Remotely</text:span><text:span text:style-name="T7"> :</text:span></text:p>
      <text:p text:style-name="P7"><text:span text:style-name="T7"><text:s text:c="6"/>1) For accessing <text:s/>and saving the file remotely you should make sure we need a public IP</text:span></text:p>
      <text:p text:style-name="P10"><text:span text:style-name="T7"><text:s text:c="6"/>address for the computer so that client machine can make reuse of the service</text:span></text:p>
      <text:list xml:id="list3998247964886409991" text:style-name="L3">
        <text:list-item>
          <text:p text:style-name="P11"><text:span text:style-name="T7">if public IP address is <text:s/>61.159.63.154 then type </text:span><text:a xlink:type="simple" xlink:href="http://61.159.63.154:9000/" text:style-name="Internet_20_link" text:visited-style-name="Visited_20_Internet_20_Link"><text:span text:style-name="T7">http://61.159.63.154:9000</text:span></text:a><text:span text:style-name="T7"> in client browser</text:span></text:p>
        </text:list-item>
        <text:list-item>
          <text:p text:style-name="P11"><text:span text:style-name="T7">Login with Access <text:s/>Key and Security Key and try to download the file which uploaded</text:span></text:p>
        </text:list-item>
      </text:list>
      <text:p text:style-name="P10"><text:span text:style-name="T7"><text:s text:c="9"/>preciously</text:span></text:p>
      <text:p text:style-name="P10"><text:span text:style-name="T7"><text:s text:c="5"/>If we cannot able to access the minio you need to enable the inbound TCP port 9000 on your</text:span></text:p>
      <text:p text:style-name="P10"><text:span text:style-name="T7"><text:s text:c="5"/>fire wall </text:span></text:p>
      <text:p text:style-name="P10"><text:span text:style-name="T7"><text:s text:c="17"/></text:span></text:p>
      <text:p text:style-name="P10"><text:span text:style-name="T12"><text:s text:c="2"/>Installing a service NSSM:</text:span></text:p>
      <text:p text:style-name="P7"><text:span text:style-name="T2"><text:s text:c="5"/></text:span><text:span text:style-name="T7">Install a nssm service to auto start the minio at the time of windows starting or we can able</text:span></text:p>
      <text:p text:style-name="P7"><text:span text:style-name="T7"><text:s text:c="6"/>start and stop the minio by using nssm commands <text:s/></text:span></text:p>
      <text:p text:style-name="P2"/>
      <text:list xml:id="list9119496273915803219" text:style-name="L5">
        <text:list-item>
          <text:p text:style-name="P3"><text:soft-page-break/>Download <text:s/>nssm 2.24 from <text:s/>NSSM official website <text:s/>and url <text:s/>is <text:s/>“<text:a xlink:type="simple" xlink:href="https://nssm.cc/download" text:style-name="Internet_20_link" text:visited-style-name="Visited_20_Internet_20_Link">https://nssm.cc/download</text:a>”</text:p>
          <text:p text:style-name="P3">and unzip the folder and search for nssm.exe <text:s/>for windows 64 <text:s/>and windows 32 bit </text:p>
        </text:list-item>
        <text:list-item>
          <text:p text:style-name="P3">install nssm by opening command prompt in administration console and create a local <text:s/>folder with name <text:s/>nssm in location <text:s/>“D:\nssm” and move <text:s/>command prompt <text:s/>console to the created folder </text:p>
        </text:list-item>
        <text:list-item>
          <text:p text:style-name="P3">Install service <text:s/>by typing <text:a xlink:type="simple" xlink:href="file:///D:/minio" text:style-name="Internet_20_link" text:visited-style-name="Visited_20_Internet_20_Link">D:\minio</text:a> &gt; nssm.exe <text:s/>install Minio D:\minio\minio-data\</text:p>
        </text:list-item>
        <text:list-item>
          <text:p text:style-name="P3">Type services in start button and find find minio in the services and double click on it to set properties <text:s/>and set start up type to <text:s/>Automatic <text:s/>and go to log window and make sure that the minio want to run as user you want <text:s/>and close properties window <text:s text:c="2"/>to check whether the minio start automatically with window start just restart the computer <text:s/>and access the minio <text:s/>web- interface <text:s text:c="3"/></text:p>
        </text:list-item>
      </text:list>
      <text:p text:style-name="Standard"><text:s text:c="3"/></text:p>
      <text:p text:style-name="Standard"><text:s text:c="5"/><text:span text:style-name="T6">NSSM Commands:</text:span></text:p>
      <text:p text:style-name="Standard"><text:span text:style-name="T6"><text:s text:c="4"/></text:span><text:span text:style-name="T7">nssm start &lt;service-name&gt;</text:span></text:p>
      <text:p text:style-name="P4"><text:span text:style-name="T4"><text:s text:c="4"/>nssm stop &lt;service-name&gt;</text:span></text:p>
      <text:p text:style-name="P4"><text:span text:style-name="T4"><text:s text:c="4"/>nssm restart &lt;service-name&gt;</text:span></text:p>
      <text:p text:style-name="P4"><text:span text:style-name="T4"><text:s text:c="4"/>nssm pause &lt;service-name&gt;</text:span></text:p>
      <text:p text:style-name="P4"><text:span text:style-name="T4"><text:s text:c="4"/>nssm continue &lt;service name&gt;</text:span></text:p>
      <text:p text:style-name="P4"><text:span text:style-name="T4"/></text:p>
      <text:p text:style-name="P4"><text:span text:style-name="T4"><text:s/></text:span><text:span text:style-name="T11">Minio</text:span><text:span text:style-name="T3"> SDK:</text:span></text:p>
      <text:p text:style-name="P4"><text:span text:style-name="T3"><text:s text:c="2"/></text:span><text:span text:style-name="T4">Minio has provided several SDK for the various programming language to access for storing and <text:s/>retrieving the image from Minio cloud storage <text:s/>like Java Script, Java, Python </text:span></text:p>
      <text:p text:style-name="P4"><text:span text:style-name="T4"><text:s text:c="2"/>Minio Java client SDK <text:s/>provides simple API <text:s/>to access any Amazon compatible <text:s/>object storage <text:s/>server</text:span></text:p>
      <text:p text:style-name="P4"><text:span text:style-name="T4"><text:s/>For Accessing the cloud storage in java we have download jar minio with version <text:s/>5.0.2 we can download jar from maven or you can able to add dependency to the project </text:span></text:p>
      <text:p text:style-name="P4"><text:span text:style-name="T4"/></text:p>
      <text:p text:style-name="Standard"/>
      <text:p text:style-name="Standard"><text:soft-page-break/><text:span text:style-name="T19"><text:s text:c="2"/></text:span><text:span text:style-name="T20">How to Access the Minio Using Minio SDK API: </text:span></text:p>
      <text:p text:style-name="Standard"><text:span text:style-name="T19"><text:s text:c="2"/></text:span><text:span text:style-name="T21">1)</text:span><text:span text:style-name="T19"> </text:span><text:span text:style-name="T21">Firstly we have Know the end point URL and then Access Key and Security Key the URL is <text:s text:c="4"/>the access for going to the web interface page and Access Key and Secret Key for Login in into the <text:s/>object storage</text:span></text:p>
      <text:p text:style-name="Standard"><text:span text:style-name="T21"><text:s text:c="2"/>2)for Example URL is <text:s/>“</text:span><text:a xlink:type="simple" xlink:href="http://65.125.64.125:9000/" text:style-name="Internet_20_link" text:visited-style-name="Visited_20_Internet_20_Link">http://65.125.64.125:9000</text:a><text:span text:style-name="T21">” and Access Key and secret we are getting at the time of installation of <text:s/>minio</text:span></text:p>
      <text:p text:style-name="Standard"><text:span text:style-name="T21"><text:s/>3)create a MinioClient Object <text:s/>using <text:s/>URL Access Key and Secret Key and You can make a bucket and you can create a bucket and You can upload and retrieve file from the bucket</text:span></text:p>
      <text:p text:style-name="Standard"><text:span text:style-name="T21"/></text:p>
      <text:p text:style-name="Standard"><text:span text:style-name="T21"><text:s/>for Example:</text:span></text:p>
      <text:p text:style-name="Standard"><text:span text:style-name="T21"><text:s text:c="3"/>Creation of Minio Client Object:</text:span></text:p>
      <text:p text:style-name="Standard"><text:span text:style-name="T21"><text:s text:c="3"/>MinioClient client = new MinioClient(URL,Access Key,Secret Key);</text:span></text:p>
      <text:p text:style-name="Standard"><text:span text:style-name="T21"><text:s text:c="3"/>Check a bucket exists or not: </text:span></text:p>
      <text:p text:style-name="Standard"><text:span text:style-name="T21"><text:s text:c="3"/>Boolean exists = client.bucketExsists(“Bucket Name”);</text:span></text:p>
      <text:p text:style-name="Standard"><text:span text:style-name="T21"><text:s text:c="3"/>Create a bucket:</text:span></text:p>
      <text:p text:style-name="Standard"><text:span text:style-name="T21"><text:s text:c="3"/>client.makeBucket(“Bucket Name”);</text:span></text:p>
      <text:p text:style-name="Standard"><text:s text:c="3"/>Storing a file in bucket:</text:p>
      <text:p text:style-name="Standard"><text:s text:c="3"/>client.putObject(“Bucket Name”, “File Name”, “Absolute Path of the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tyle:font-face style:name="Helvetica" svg:font-family="Helvetica, Arial, sans-serif"/>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graf"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font-size="12pt" fo:font-weight="normal" style:font-size-asian="12pt" style:font-weight-asian="normal" style:font-size-complex="12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Pavan</meta:initial-creator>
    <meta:editing-cycles>12</meta:editing-cycles>
    <meta:creation-date>2018-11-30T03:13:00</meta:creation-date>
    <dc:date>2018-11-30T15:47:34.84</dc:date>
    <meta:editing-duration>PT3H46M26S</meta:editing-duration>
    <meta:generator>OpenOffice/4.1.3$Win32 OpenOffice.org_project/413m1$Build-9783</meta:generator>
    <meta:document-statistic meta:table-count="0" meta:image-count="0" meta:object-count="0" meta:page-count="5" meta:paragraph-count="85" meta:word-count="1201" meta:character-count="74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